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6.597cm" fo:min-width="14.474cm"/>
    </style:style>
    <style:style style:name="gr2" style:family="graphic" style:parent-style-name="standard">
      <style:graphic-properties svg:stroke-color="#003300" draw:fill-color="#aecf00" draw:textarea-horizontal-align="justify" draw:textarea-vertical-align="middle" draw:auto-grow-height="false" fo:min-height="1.417cm" fo:min-width="10.296cm"/>
    </style:style>
    <style:style style:name="gr3" style:family="graphic" style:parent-style-name="standard">
      <style:graphic-properties svg:stroke-color="#ff420e" draw:fill-color="#dd4814" draw:textarea-horizontal-align="left" draw:textarea-vertical-align="middle" draw:auto-grow-height="false" fo:min-height="1.274cm" fo:min-width="2.718cm"/>
    </style:style>
    <style:style style:name="gr4" style:family="graphic" style:parent-style-name="standard">
      <style:graphic-properties svg:stroke-color="#ff9900" draw:fill-color="#ffd320" draw:textarea-horizontal-align="justify" draw:textarea-vertical-align="middle" draw:auto-grow-height="false" fo:min-height="1.383cm" fo:min-width="6.358cm"/>
    </style:style>
    <style:style style:name="gr5" style:family="graphic" style:parent-style-name="standard">
      <style:graphic-properties svg:stroke-color="#ff9900" draw:fill-color="#ffd320" draw:textarea-horizontal-align="justify" draw:textarea-vertical-align="middle" draw:auto-grow-height="false" fo:min-height="1.281cm" fo:min-width="5.47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469cm" fo:min-width="5.156cm"/>
    </style:style>
    <style:style style:name="gr7" style:family="graphic" style:parent-style-name="standard">
      <style:graphic-properties svg:stroke-color="#cc3300" draw:fill-color="#ff950e" draw:textarea-horizontal-align="justify" draw:textarea-vertical-align="middle" draw:auto-grow-height="false" fo:min-height="1.356cm" fo:min-width="9.488cm"/>
    </style:style>
    <style:style style:name="gr8" style:family="graphic" style:parent-style-name="objectwithoutfill">
      <style:graphic-properties svg:stroke-width="0.102cm" svg:stroke-color="#ff99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203cm" svg:stroke-color="#0000cc" draw:marker-start="Arrow" draw:marker-start-width="0.503cm" draw:marker-end="Arrow" draw:marker-end-width="0.503cm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color="#c5000b" draw:fill-color="#ff8080" draw:textarea-horizontal-align="justify" draw:textarea-vertical-align="middle" draw:auto-grow-height="false" fo:min-height="2.798cm" fo:min-width="6.866cm"/>
    </style:style>
    <style:style style:name="gr11" style:family="graphic" style:parent-style-name="standard">
      <style:graphic-properties svg:stroke-width="0.203cm" svg:stroke-color="#999999" draw:marker-start="Arrow" draw:marker-start-width="0.503cm" draw:marker-end="Arrow" draw:marker-end-width="0.503cm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color="#c5000b" draw:fill-color="#ff950e" draw:textarea-horizontal-align="justify" draw:textarea-vertical-align="middle" draw:auto-grow-height="false" fo:min-height="1.909cm" fo:min-width="5.215cm"/>
    </style:style>
    <style:style style:name="P1" style:family="paragraph">
      <style:paragraph-properties fo:text-align="center"/>
      <style:text-properties fo:color="#000066" fo:font-weight="bold" style:font-weight-asian="bold" style:font-weight-complex="bold"/>
    </style:style>
    <style:style style:name="P2" style:family="paragraph">
      <style:paragraph-properties fo:text-align="center"/>
      <style:text-properties fo:color="#003300" fo:font-weight="bold" style:font-weight-asian="bold" style:font-weight-complex="bold"/>
    </style:style>
    <style:style style:name="P3" style:family="paragraph">
      <loext:graphic-properties draw:fill-color="#aecf00"/>
      <style:paragraph-properties fo:text-align="center"/>
      <style:text-properties fo:color="#003300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dd4814"/>
      <style:paragraph-properties fo:text-align="center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loext:graphic-properties draw:fill-color="#83caff"/>
      <style:paragraph-properties fo:text-align="center"/>
    </style:style>
    <style:style style:name="P8" style:family="paragraph">
      <loext:graphic-properties draw:fill-color="#ff950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8080"/>
      <style:paragraph-properties fo:text-align="center"/>
    </style:style>
    <style:style style:name="T1" style:family="text">
      <style:text-properties fo:color="#000066" fo:font-weight="bold" style:font-weight-asian="bold" style:font-weight-complex="bold"/>
    </style:style>
    <style:style style:name="T2" style:family="text">
      <style:text-properties fo:color="#0033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5.621cm" svg:height="7.493cm" svg:x="11.334cm" svg:y="1.508cm">
          <text:p text:style-name="P1"><text:span text:style-name="T1">Cog 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867.1705243268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10.795cm" svg:height="2.667cm" svg:x="14.128cm" svg:y="16.84cm">
          <text:p text:style-name="P2"><text:span text:style-name="T2">Neo4j Graph Backing Store Serv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6.096cm" svg:height="1.524cm" svg:x="16.033cm" svg:y="12.176cm">
          <text:p text:style-name="P4">ZeroMQ topic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6" draw:layer="layout" svg:width="6.858cm" svg:height="2.032cm" svg:x="10.318cm" svg:y="9.89cm">
          <text:p text:style-name="P4">ZMQRequestMess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6" draw:layer="layout" svg:width="5.969cm" svg:height="1.905cm" svg:x="21.621cm" svg:y="14.335cm">
          <text:p text:style-name="P4">ZMQReplyMess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7" xml:id="id1" draw:id="id1" draw:layer="layout" svg:width="5.842cm" svg:height="1.905cm" svg:x="12.604cm" svg:y="3.921cm">
          <text:p text:style-name="P4">Atom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" draw:id="id2" draw:layer="layout" svg:width="10.16cm" svg:height="1.778cm" svg:x="15.652cm" svg:y="6.461cm">
          <text:p text:style-name="P4">ZeroMQ Backing Store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17.811cm" svg:y1="9.255cm" svg:x2="17.811cm" svg:y2="11.922cm">
          <text:p/>
        </draw:line>
        <draw:line draw:style-name="gr8" draw:text-style-name="P9" draw:layer="layout" svg:x1="17.838cm" svg:y1="13.954cm" svg:x2="17.838cm" svg:y2="16.621cm">
          <text:p/>
        </draw:line>
        <draw:line draw:style-name="gr8" draw:text-style-name="P9" draw:layer="layout" svg:x1="20.732cm" svg:y1="11.795cm" svg:x2="20.732cm" svg:y2="9.255cm">
          <text:p/>
        </draw:line>
        <draw:line draw:style-name="gr8" draw:text-style-name="P9" draw:layer="layout" svg:x1="20.732cm" svg:y1="16.621cm" svg:x2="20.732cm" svg:y2="13.827cm">
          <text:p/>
        </draw:line>
        <draw:connector draw:style-name="gr9" draw:text-style-name="P4" draw:layer="layout" svg:x1="18.446cm" svg:y1="4.873cm" svg:x2="20.732cm" svg:y2="6.461cm" draw:start-shape="id1" draw:start-glue-point="1" draw:end-shape="id2" draw:end-glue-point="0" svg:d="M18446 4873h2286v1588" svg:viewBox="0 0 2287 1589">
          <text:p/>
        </draw:connector>
        <draw:custom-shape draw:style-name="gr10" draw:text-style-name="P10" xml:id="id3" draw:id="id3" draw:layer="layout" svg:width="7.366cm" svg:height="3.048cm" svg:x="1.1cm" svg:y="4.054cm">
          <text:p text:style-name="P4">Artificial Intelligence App</text:p>
          <text:p text:style-name="P4">(OpenCog Client)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8.466cm" svg:y1="5.578cm" svg:x2="11.334cm" svg:y2="5.578cm" draw:start-shape="id3" draw:end-shape="id4" draw:end-glue-point="6" svg:d="M8466 5578h2868" svg:viewBox="0 0 2869 1">
          <text:p/>
        </draw:connector>
        <draw:custom-shape draw:style-name="gr12" draw:text-style-name="P8" draw:layer="layout" svg:width="5.715cm" svg:height="2.159cm" svg:x="1.381cm" svg:y="11.841cm">
          <text:p text:style-name="P4">OpenCog ZeroMQ</text:p>
          <text:p text:style-name="P4">Client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7.75cm" svg:y1="12.557cm" svg:x2="15.624cm" svg:y2="12.557cm">
          <text:p/>
        </draw:line>
        <draw:line draw:style-name="gr8" draw:text-style-name="P9" draw:layer="layout" svg:x1="15.451cm" svg:y1="13.419cm" svg:x2="7.704cm" svg:y2="13.4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8:20:25.287827688</meta:creation-date>
    <dc:date>2015-09-04T19:31:57.556804690</dc:date>
    <meta:editing-duration>PT41M</meta:editing-duration>
    <meta:editing-cycles>5</meta:editing-cycles>
    <meta:generator>LibreOffice/4.4.3.2$Linux_X86_64 LibreOffice_project/40m0$Build-2</meta:generator>
    <meta:document-statistic meta:object-count="17"/>
  </office:meta>
</office:document-meta>
</file>